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5fa1" officeooo:paragraph-rsid="000e5fa1"/>
    </style:style>
    <style:style style:name="P2" style:family="paragraph" style:parent-style-name="Standard">
      <style:text-properties officeooo:rsid="000e5fa1" officeooo:paragraph-rsid="000ea345"/>
    </style:style>
    <style:style style:name="P3" style:family="paragraph" style:parent-style-name="Standard">
      <style:text-properties officeooo:rsid="000e5fa1" officeooo:paragraph-rsid="000ef189"/>
    </style:style>
    <style:style style:name="P4" style:family="paragraph" style:parent-style-name="Standard">
      <style:text-properties officeooo:rsid="000ea345" officeooo:paragraph-rsid="000ea345"/>
    </style:style>
    <style:style style:name="P5" style:family="paragraph" style:parent-style-name="Standard">
      <style:text-properties officeooo:rsid="000ea345" officeooo:paragraph-rsid="000ef189"/>
    </style:style>
    <style:style style:name="T1" style:family="text">
      <style:text-properties fo:font-variant="normal" fo:text-transform="none" fo:color="#555555" style:font-name="Lucida Grande" fo:font-size="9.75pt" fo:letter-spacing="normal" fo:font-style="normal" fo:font-weight="normal"/>
    </style:style>
    <style:style style:name="T2" style:family="text">
      <style:text-properties officeooo:rsid="000ea345"/>
    </style:style>
    <style:style style:name="T3" style:family="text">
      <style:text-properties officeooo:rsid="000ef1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sos <text:s/>de uso.</text:p>
      <text:p text:style-name="P1"/>
      <text:p text:style-name="P1">A continuación se describirá los casos de uso contenidos en la aplicación web de <text:s/>la <text:span text:style-name="T2">terminal</text:span> de transportes, comenzaremos por la primera pantalla.</text:p>
      <text:p text:style-name="P1"/>
      <text:p text:style-name="P1">Nombre: Nuevo Registro.</text:p>
      <text:p text:style-name="P1">Actores: Usuario.</text:p>
      <text:p text:style-name="P1">Descripción: el Usuario dará <text:span text:style-name="T2">clic sobre el botón verde “Nuevo Registro” seguido de esta acción se abrir una nueva pagina con un formulario pidiendo los datos necesarios para un nuevo registro (Empresa,Ruta,Vehículo,Puesto), una vez ingresados los datos se dará clic o enter y se notificara al <text:s/>usuario por una ventana emergente, al momento de darle clic en aceptar sobre la ventana emergente lo redirigirá a la pagina de inicio.</text:span></text:p>
      <text:p text:style-name="P4">Precondición:Estar en la pagina de inicio de la aplicación web.</text:p>
      <text:p text:style-name="P4"/>
      <text:p text:style-name="P3">Nombre: <text:span text:style-name="T3">Rutas</text:span>.</text:p>
      <text:p text:style-name="P3">Actores: Usuario.</text:p>
      <text:p text:style-name="P3">Descripción: el Usuario dará <text:span text:style-name="T2">clic sobre el botón verde “Rutas” seguido de esta acción se abrir una nueva pagina con un formulario pidiendo los datos necesarios para hacer una búsqueda filtrada por el destino de la ruta, una vez ingresados los datos se dará clic o enter y se desplegara una tabla con los datos: Ruta,Empresa,Vehículo,Puesto,acciones. Una vez terminada la consulta se puede dar clic en el botón verde “Regresar” el cual lo redirige a la pagina de inicio.</text:span></text:p>
      <text:p text:style-name="P5">Precondición:Estar en la pagina de inicio de la aplicación web.</text:p>
      <text:p text:style-name="P5"/>
      <text:p text:style-name="P3">Nombre: <text:span text:style-name="T3">Vehiculos</text:span>.</text:p>
      <text:p text:style-name="P3">Actores: Usuario.</text:p>
      <text:p text:style-name="P3">Descripción: el Usuario dará <text:span text:style-name="T2">clic sobre el botón verde “Vehiculos” seguido de esta acción se abrir una nueva pagina con un formulario pidiendo los datos necesarios para hacer una búsqueda filtrada por el tipo de vehículos, una vez ingresados los datos se dará clic o enter y se desplegara una tabla con los datos: Vehículo,Ruta,Empresa,Puesto,acciones. Una vez terminada la consulta se puede dar clic en el botón verde “Regresar” el cual lo redirige a la pagina de inicio.</text:span></text:p>
      <text:p text:style-name="P5">Precondición:Estar en la pagina de inicio de la aplicación web.</text:p>
      <text:p text:style-name="P5"/>
      <text:p text:style-name="P3">Nombre: <text:span text:style-name="T3">Empresas</text:span>.</text:p>
      <text:p text:style-name="P3">Actores: Usuario.</text:p>
      <text:p text:style-name="P3">Descripción: el Usuario dará <text:span text:style-name="T2">clic sobre el botón verde “Empresas” seguido de esta acción se abrir una nueva pagina con un formulario pidiendo los datos necesarios para hacer una búsqueda filtrada por el nombre de las empresas, una vez ingresados los datos se dará clic o enter y se desplegara una tabla con los datos: Empresa,Vehículo,Ruta,Puesto,acciones. Una vez terminada la consulta se puede dar clic en el botón verde “Regresar” el cual lo redirige a la pagina de inicio.</text:span></text:p>
      <text:p text:style-name="P5">Precondición:Estar en la pagina de inicio de la aplicación web.</text:p>
      <text:p text:style-name="P3"/>
      <text:p text:style-name="P1"/>
      <text:p text:style-name="P2">Nombre: <text:span text:style-name="T2">Editar</text:span>.</text:p>
      <text:p text:style-name="P2">Actores: Usuario.</text:p>
      <text:p text:style-name="P2">Descripción: <text:span text:style-name="T2">el usuario estará ubicado sobre la tabla de registros (cualquiera de las vistas), dará clic en el botón amarillo “Editar” seguido de esta acción se abrir una nueva pagina con un formulario donde encontrara los datos del campo de la tabla que selecciono y tendrá la posibilidad de editarlos, una vez terminada la edición de datos y darle clic en el boton azul “Guardar” se cambiaran los datos de la tabla.</text:span></text:p>
      <text:p text:style-name="P4">Precondición:Estar sobre una tabla con datos.</text:p>
      <text:p text:style-name="P4"><text:soft-page-break/></text:p>
      <text:p text:style-name="P2">Nombre: <text:span text:style-name="T2">Eliminar</text:span>.</text:p>
      <text:p text:style-name="P2">Actores: Usuario.</text:p>
      <text:p text:style-name="P2">Descripción: <text:span text:style-name="T2">el usuario estará ubicado sobre la tabla de registros (cualquiera de las vistas), dará clic en el botón rojo “Eliminar” seguido de esta acción se eliminaran los datos de este espacio.</text:span></text:p>
      <text:p text:style-name="P5">Precondición:Estar sobre una tabla con datos.</text:p>
      <text:p text:style-name="P5"/>
      <text:p text:style-name="P5"/>
      <text:p text:style-name="P1"><text:span text:style-name="T1">.</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13:49:49.505000000</meta:creation-date>
    <meta:editing-duration>PT2M4S</meta:editing-duration>
    <meta:editing-cycles>2</meta:editing-cycles>
    <meta:generator>LibreOffice/6.2.3.2$Windows_X86_64 LibreOffice_project/aecc05fe267cc68dde00352a451aa867b3b546ac</meta:generator>
    <dc:date>2019-04-30T13:51:22.160000000</dc:date>
    <meta:document-statistic meta:table-count="0" meta:image-count="0" meta:object-count="0" meta:page-count="2" meta:paragraph-count="27" meta:word-count="513" meta:character-count="3169" meta:non-whitespace-character-count="2679"/>
  </office:meta>
</office:document-meta>
</file>